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6cm" fo:min-width="2.987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4.645cm" svg:y="1.671cm">
          <text:p text:style-name="P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924cm" svg:height="0.962cm" svg:x="4.341cm" svg:y="0.829cm">
          <draw:text-box>
            <text:p>Trust</text:p>
          </draw:text-box>
        </draw:frame>
        <draw:frame draw:style-name="gr2" draw:text-style-name="P2" draw:layer="layout" svg:width="3.004cm" svg:height="0.962cm" svg:x="3.782cm" svg:y="-0.108cm">
          <draw:text-box>
            <text:p text:style-name="P1"><text:span text:style-name="T1">Strategic</text:span></text:p>
          </draw:text-box>
        </draw:frame>
        <draw:custom-shape draw:style-name="gr1" draw:text-style-name="P1" draw:layer="layout" svg:width="1.27cm" svg:height="1.27cm" svg:x="1.035cm" svg:y="3.978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204cm" svg:y1="4.263cm" svg:x2="4.718cm" svg:y2="2.558cm">
          <text:p/>
        </draw:line>
        <draw:custom-shape draw:style-name="gr1" draw:text-style-name="P1" draw:layer="layout" svg:width="1.27cm" svg:height="1.27cm" svg:x="8.455cm" svg:y="3.978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835cm" svg:y1="2.616cm" svg:x2="8.525cm" svg:y2="4.322cm">
          <text:p/>
        </draw:line>
        <draw:custom-shape draw:style-name="gr1" draw:text-style-name="P1" draw:layer="layout" svg:width="1.27cm" svg:height="1.27cm" svg:x="4.635cm" svg:y="3.979cm">
          <text:p text:style-name="P1">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291cm" svg:y1="2.925cm" svg:x2="5.291cm" svg:y2="4.028cm">
          <text:p/>
        </draw:line>
        <draw:g>
          <draw:custom-shape draw:style-name="gr1" draw:text-style-name="P1" draw:layer="layout" svg:width="1.27cm" svg:height="1.27cm" svg:x="4.617cm" svg:y="8.814cm">
            <text:p text:style-name="P1">C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6.78cm" svg:height="0.962cm" svg:x="1.912cm" svg:y="10.07cm">
            <draw:text-box>
              <text:p text:style-name="P1">Integrity &amp; Authenticity</text:p>
            </draw:text-box>
          </draw:frame>
        </draw:g>
        <draw:g>
          <draw:g>
            <draw:custom-shape draw:style-name="gr1" draw:text-style-name="P1" draw:layer="layout" svg:width="1.27cm" svg:height="1.27cm" svg:x="1.673cm" svg:y="7.753cm">
              <text:p text:style-name="P1">C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4.477cm" svg:height="0.962cm" svg:x="0.049cm" svg:y="8.862cm">
              <draw:text-box>
                <text:p>Confidentiality</text:p>
              </draw:text-box>
            </draw:frame>
          </draw:g>
        </draw:g>
        <draw:g>
          <draw:custom-shape draw:style-name="gr1" draw:text-style-name="P1" draw:layer="layout" svg:width="1.27cm" svg:height="1.27cm" svg:x="7.811cm" svg:y="7.77cm">
            <text:p text:style-name="P1">C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3.478cm" svg:height="0.962cm" svg:x="6.731cm" svg:y="8.879cm">
            <draw:text-box>
              <text:p>Availability</text:p>
            </draw:text-box>
          </draw:frame>
        </draw:g>
        <draw:g>
          <draw:custom-shape draw:style-name="gr1" draw:text-style-name="P1" draw:layer="layout" svg:width="1.27cm" svg:height="1.27cm" svg:x="4.625cm" svg:y="6.615cm">
            <text:p text:style-name="P1">C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3.495cm" svg:height="0.962cm" svg:x="3.553cm" svg:y="7.724cm">
            <draw:text-box>
              <text:p>Assurance</text:p>
            </draw:text-box>
          </draw:frame>
        </draw:g>
        <draw:frame draw:style-name="gr2" draw:layer="layout" svg:width="3.038cm" svg:height="0.962cm" svg:x="0.132cm" svg:y="5.065cm">
          <draw:text-box>
            <text:p>Restraint</text:p>
          </draw:text-box>
        </draw:frame>
        <draw:frame draw:style-name="gr2" draw:layer="layout" svg:width="3.529cm" svg:height="0.962cm" svg:x="7.275cm" svg:y="5.065cm">
          <draw:text-box>
            <text:p>Legitimacy</text:p>
          </draw:text-box>
        </draw:frame>
        <draw:frame draw:style-name="gr2" draw:layer="layout" svg:width="2.542cm" svg:height="0.962cm" svg:x="3.932cm" svg:y="5.066cm">
          <draw:text-box>
            <text:p>Control</text:p>
          </draw:text-box>
        </draw:frame>
        <draw:custom-shape draw:style-name="gr5" draw:text-style-name="P1" draw:layer="layout" svg:width="10.289cm" svg:height="4.641cm" svg:x="0.22cm" svg:y="6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316cm" svg:y1="5.924cm" svg:x2="5.316cm" svg:y2="6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668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iu-Kai Chin</meta:initial-creator>
    <meta:creation-date>2010-06-26T23:11:05</meta:creation-date>
    <dc:date>2010-06-27T01:14:46</dc:date>
    <dc:creator>Shiu-Kai Chin</dc:creator>
    <meta:editing-duration>PT01H04M58S</meta:editing-duration>
    <meta:editing-cycles>5</meta:editing-cycles>
    <meta:generator>OpenOffice.org/3.2$Unix OpenOffice.org_project/320m12$Build-9483</meta:generator>
    <meta:document-statistic meta:object-count="27"/>
  </office:meta>
</office:document-meta>
</file>